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abbcc" style:font-name="Droid Sans Mono" fo:font-size="10.5pt" fo:font-weight="normal" fo:background-color="#222336"/>
    </style:style>
    <style:style style:name="P2" style:family="paragraph" style:parent-style-name="Standard">
      <style:paragraph-properties style:line-height-at-least="0.503cm"/>
      <style:text-properties fo:color="#dcdcdc" style:font-name="Droid Sans Mono" fo:font-size="10.5pt" fo:font-weight="normal" fo:background-color="#222336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dcdcdc"/>
    </style:style>
    <style:style style:name="T3" style:family="text">
      <style:text-properties fo:color="#b5cea8"/>
    </style:style>
    <style:style style:name="T4" style:family="text">
      <style:text-properties fo:color="#32ba89"/>
    </style:style>
    <style:style style:name="T5" style:family="text">
      <style:text-properties fo:color="#ffc107"/>
    </style:style>
    <style:style style:name="T6" style:family="text">
      <style:text-properties fo:color="#9e7e08"/>
    </style:style>
    <style:style style:name="T7" style:family="text">
      <style:text-properties fo:color="#f38abb"/>
    </style:style>
    <style:style style:name="T8" style:family="text">
      <style:text-properties fo:color="#ce9178"/>
    </style:style>
    <style:style style:name="T9" style:family="text">
      <style:text-properties fo:color="#007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agma</text:span> <text:span text:style-name="T1">solidity</text:span><text:span text:style-name="T2">^</text:span><text:span text:style-name="T3">0.6.0</text:span><text:span text:style-name="T2">;</text:span></text:p>
      <text:p text:style-name="P3"/>
      <text:p text:style-name="P1"><text:span text:style-name="T1">contract</text:span> election<text:span text:style-name="T2">{</text:span></text:p>
      <text:p text:style-name="P1"><text:span text:style-name="T1">struct</text:span> Candidate<text:span text:style-name="T2">{</text:span></text:p>
      <text:p text:style-name="P1"><text:span text:style-name="T1">uint</text:span> id<text:span text:style-name="T2">;</text:span></text:p>
      <text:p text:style-name="P1"><text:span text:style-name="T1">string</text:span> name<text:span text:style-name="T2">;</text:span></text:p>
      <text:p text:style-name="P1"><text:span text:style-name="T1">uint</text:span> numvotes<text:span text:style-name="T2">;</text:span></text:p>
      <text:p text:style-name="P2">}</text:p>
      <text:p text:style-name="P1"><text:span text:style-name="T1">mapping</text:span><text:span text:style-name="T2">(</text:span><text:span text:style-name="T1">uint</text:span> =&gt; Candidate<text:span text:style-name="T2">)</text:span> <text:span text:style-name="T4">public</text:span> candidates<text:span text:style-name="T2">;</text:span></text:p>
      <text:p text:style-name="P1"><text:span text:style-name="T1">uint</text:span> <text:span text:style-name="T4">public</text:span> numCandidates<text:span text:style-name="T2">;</text:span></text:p>
      <text:p text:style-name="P3"/>
      <text:p text:style-name="P1"><text:span text:style-name="T1">mapping</text:span><text:span text:style-name="T2">(</text:span><text:span text:style-name="T1">address</text:span> =&gt; <text:span text:style-name="T1">bool</text:span><text:span text:style-name="T2">)</text:span> <text:span text:style-name="T4">public</text:span> voters<text:span text:style-name="T2">;</text:span></text:p>
      <text:p text:style-name="P4"/>
      <text:p text:style-name="P1"><text:span text:style-name="T1">event</text:span> votedevent <text:span text:style-name="T2">(</text:span></text:p>
      <text:p text:style-name="P1"><text:span text:style-name="T1">uint</text:span> <text:span text:style-name="T5">indexed</text:span> _candidateId</text:p>
      <text:p text:style-name="P2">);</text:p>
      <text:p text:style-name="P4"/>
      <text:p text:style-name="P1"><text:span text:style-name="T1">function</text:span> addCandidate <text:span text:style-name="T2">(</text:span><text:span text:style-name="T1">string</text:span> <text:span text:style-name="T6">memory</text:span> _name<text:span text:style-name="T2">)</text:span> <text:span text:style-name="T4">private</text:span><text:span text:style-name="T2">{</text:span></text:p>
      <text:p text:style-name="P1"><text:span text:style-name="T2">++</text:span>numCandidates<text:span text:style-name="T2">;</text:span></text:p>
      <text:p text:style-name="P1">candidates<text:span text:style-name="T2">[</text:span>numCandidates<text:span text:style-name="T2">]</text:span> <text:span text:style-name="T2">=</text:span> Candidate<text:span text:style-name="T2">(</text:span>numCandidates<text:span text:style-name="T2">,</text:span> _name<text:span text:style-name="T2">,</text:span> <text:span text:style-name="T3">0</text:span><text:span text:style-name="T2">);</text:span></text:p>
      <text:p text:style-name="P2">}</text:p>
      <text:p text:style-name="P3"/>
      <text:p text:style-name="P1"><text:span text:style-name="T7">constructor</text:span><text:span text:style-name="T2">()</text:span> <text:span text:style-name="T4">public</text:span> <text:span text:style-name="T2">{</text:span></text:p>
      <text:p text:style-name="P1">addCandidate<text:span text:style-name="T2">(</text:span><text:span text:style-name="T8">"Prince"</text:span><text:span text:style-name="T2">);</text:span></text:p>
      <text:p text:style-name="P1">addCandidate<text:span text:style-name="T2">(</text:span><text:span text:style-name="T8">"Rahul"</text:span><text:span text:style-name="T2">);</text:span> </text:p>
      <text:p text:style-name="P2">}</text:p>
      <text:p text:style-name="P3"/>
      <text:p text:style-name="P1"><text:span text:style-name="T1">function</text:span> vote<text:span text:style-name="T2">(</text:span><text:span text:style-name="T1">uint</text:span> _candidateId<text:span text:style-name="T2">)</text:span> <text:span text:style-name="T4">public</text:span> <text:span text:style-name="T2">{</text:span></text:p>
      <text:p text:style-name="P1"><text:span text:style-name="T9">require</text:span><text:span text:style-name="T2">(!</text:span>voters<text:span text:style-name="T2">[</text:span><text:span text:style-name="T9">msg</text:span><text:span text:style-name="T2">.</text:span>sender<text:span text:style-name="T2">],</text:span> <text:span text:style-name="T8">"Already voted"</text:span><text:span text:style-name="T2">);</text:span></text:p>
      <text:p text:style-name="P1"><text:span text:style-name="T9">require</text:span><text:span text:style-name="T2">(</text:span>_candidateId <text:span text:style-name="T2">&gt;</text:span> <text:span text:style-name="T3">0</text:span> <text:span text:style-name="T2">&amp;&amp;</text:span> _candidateId <text:span text:style-name="T2">&lt;=</text:span> numCandidates<text:span text:style-name="T2">,</text:span> <text:span text:style-name="T8">"Invalid Candidate id"</text:span><text:span text:style-name="T2">);</text:span></text:p>
      <text:p text:style-name="P3"/>
      <text:p text:style-name="P1">voters<text:span text:style-name="T2">[</text:span><text:span text:style-name="T9">msg</text:span><text:span text:style-name="T2">.</text:span>sender<text:span text:style-name="T2">]</text:span> <text:span text:style-name="T2">=</text:span> <text:span text:style-name="T1">true</text:span><text:span text:style-name="T2">;</text:span></text:p>
      <text:p text:style-name="P3"/>
      <text:p text:style-name="P1"><text:span text:style-name="T2">++</text:span>candidates<text:span text:style-name="T2">[</text:span>_candidateId<text:span text:style-name="T2">].</text:span>numvotes<text:span text:style-name="T2">;</text:span></text:p>
      <text:p text:style-name="P1"><text:span text:style-name="T1">emit</text:span> votedevent<text:span text:style-name="T2">(</text:span>_candidateId<text:span text:style-name="T2">);</text:span></text:p>
      <text:p text:style-name="P2">}</text:p>
      <text:p text:style-name="P4"/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4T15:37:45.542498904</meta:creation-date>
    <dc:date>2022-05-14T15:38:21.900788464</dc:date>
    <meta:editing-duration>PT36S</meta:editing-duration>
    <meta:editing-cycles>1</meta:editing-cycles>
    <meta:document-statistic meta:table-count="0" meta:image-count="0" meta:object-count="0" meta:page-count="1" meta:paragraph-count="29" meta:word-count="78" meta:character-count="712" meta:non-whitespace-character-count="662"/>
    <meta:generator>LibreOffice/6.0.7.3$Linux_X86_64 LibreOffice_project/00m0$Build-3</meta:generator>
  </office:meta>
</office:document-meta>
</file>